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9.88mm"/>
    </style:style>
    <style:style style:name="co2" style:family="table-column">
      <style:table-column-properties fo:break-before="auto" style:column-width="99.66mm"/>
    </style:style>
    <style:style style:name="co3" style:family="table-column">
      <style:table-column-properties fo:break-before="auto" style:column-width="58.28mm"/>
    </style:style>
    <style:style style:name="co4" style:family="table-column">
      <style:table-column-properties fo:break-before="auto" style:column-width="56.64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86mm" fo:break-before="auto" style:use-optimal-row-height="true"/>
    </style:style>
    <style:style style:name="ro3" style:family="table-row">
      <style:table-row-properties style:row-height="138.73mm" fo:break-before="auto" style:use-optimal-row-height="true"/>
    </style:style>
    <style:style style:name="ro4" style:family="table-row">
      <style:table-row-properties style:row-height="32.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43.96mm" fo:break-before="auto" style:use-optimal-row-height="true"/>
    </style:style>
    <style:style style:name="ro9" style:family="table-row">
      <style:table-row-properties style:row-height="40.01mm" fo:break-before="auto" style:use-optimal-row-height="true"/>
    </style:style>
    <style:style style:name="ro10" style:family="table-row">
      <style:table-row-properties style:row-height="16.32mm" fo:break-before="auto" style:use-optimal-row-height="true"/>
    </style:style>
    <style:style style:name="ro11" style:family="table-row">
      <style:table-row-properties style:row-height="63.69mm" fo:break-before="auto" style:use-optimal-row-height="true"/>
    </style:style>
    <style:style style:name="ro12" style:family="table-row">
      <style:table-row-properties style:row-height="91.3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2"/>
        <table:table-column table:style-name="co4" table:default-cell-style-name="ce2"/>
        <table:table-row table:style-name="ro1">
          <table:table-cell office:value-type="string" calcext:value-type="string">
            <text:p>Reviewer</text:p>
          </table:table-cell>
          <table:table-cell office:value-type="string" calcext:value-type="string">
            <text:p>Comment</text:p>
          </table:table-cell>
          <table:table-cell table:style-name="ce1" office:value-type="string" calcext:value-type="string">
            <text:p>Response</text:p>
          </table:table-cell>
          <table:table-cell table:style-name="ce1" office:value-type="string" calcext:value-type="string">
            <text:p>Action</text:p>
          </table:table-cell>
        </table:table-row>
        <table:table-row table:style-name="ro2">
          <table:table-cell office:value-type="float" office:value="1" calcext:value-type="float">
            <text:p>1</text:p>
          </table:table-cell>
          <table:table-cell office:value-type="string" calcext:value-type="string">
            <text:p>Simple world example: I found approach here a bit too oblique. Needs a clearer set up: imagine a world containing only 33 persons, split across 3 zones. E.g. We have two sources of information about these people available to us: (i) aggregate counts of persons by sex in each zone (say from a Census); and aggregate counts of persons by age in each zone; each set of aggregate counts sums to the global population total; (ii) survey microdata recording more detailed information (and and income, as well as sex), for five of the world’s residents. Unfortunately the survey data lack any geography. Therefore...</text:p>
          </table:table-cell>
          <table:table-cell table:style-name="ce1" office:value-type="string" calcext:value-type="string">
            <text:p>We agree we could have described the SimpleWorld example more clearly</text:p>
          </table:table-cell>
          <table:table-cell table:style-name="ce1" office:value-type="string" calcext:value-type="string">
            <text:p>We have clarified the introduction of the SimpleWorld chapter and added the clear text the reviewer mentioned. Note we have also added to this chapter a practical example to allow users to 'get their hands dirty' for the first time.</text:p>
          </table:table-cell>
        </table:table-row>
        <table:table-row table:style-name="ro3">
          <table:table-cell office:value-type="float" office:value="1" calcext:value-type="float">
            <text:p>1</text:p>
          </table:table-cell>
          <table:table-cell office:value-type="string" calcext:value-type="string">
            <text:p>Page 30, para 1. Moves from the general (spatial microsimulation = survey microdata weighted ‘somehow’ to fit local area constraints) to the specific (spatial microsimulation = survey microdata weighted using IPF to fit local area constraints). However: (a) IPF hasn’t been introduced to the reader by this stage; (b) IPF isn’t the only way of reweighting the data. True, IPF (and many other) reweighing approaches may not converge when faced with large numbers of constraints; but some approaches (e.g. combinatorial optimisation) are resilient to this; (c) the reason IPF and other approaches may not converge are twofold: (i) inconsistent constraints: constraints may be inconsistent with one another (e.g. constraint table totals differ), for example due to statistical disclosure control measures such as rounding of census counts, or because the constraints are drawn from different sources; or (ii) sampling zeros: there is no individual in the survey that fits the constraints specified. E.g. The constraints specify that there are two 95 year old males in an area, but there is no such person in the survey of this age and gender to which a weight of 2 can be assigned. I would expect to see this explained somewhere.</text:p>
          </table:table-cell>
          <table:table-cell table:style-name="ce1" office:value-type="string" calcext:value-type="string">
            <text:p>We agree IPF is not the only way of reweighting and that this stage was a little 'jerky'.</text:p>
          </table:table-cell>
          <table:table-cell table:style-name="ce1" office:value-type="string" calcext:value-type="string">
            <text:p>a) We now introduce and explain IPF with reference to the subsequent chapter. b) CO is mentioned as an alternative to IPF here now, and it is stated that CO is more resilient. These reasons for non-convergence are now explained. c) We don't think the data section is the best place to discuss common reasons for model error at the internal validation stage. We agree with the reviewer's advice and have summarised the two main sources of error at the outset of the verification chapter: “1. Incorrectly specified constraint variables. For example the total number</text:p>
            <text:p>of people in each zone according to one variable (e.g. age) may be different</text:p>
            <text:p>from that according to another (e.g. employment status). This could be because</text:p>
            <text:p>each variable uses a different *population base* (see Glossary).</text:p>
            <text:p/>
            <text:p>2. **Empty cells**. These represent 'missing people' in the input microdata who</text:p>
            <text:p>have a combination of variables that are needed for good model fit. If in</text:p>
            <text:p>the input microdata for SimpleWorld there were no older males, for example,</text:p>
            <text:p>the model would clearly perform much worse.”</text:p>
          </table:table-cell>
        </table:table-row>
        <table:table-row table:style-name="ro4">
          <table:table-cell office:value-type="float" office:value="1" calcext:value-type="float">
            <text:p>1</text:p>
          </table:table-cell>
          <table:table-cell office:value-type="string" calcext:value-type="string">
            <text:p>P30, para 2 “the cruder measure of number variables” What does this mean?</text:p>
          </table:table-cell>
          <table:table-cell office:value-type="string" calcext:value-type="string">
            <text:p>We agree this was not clear</text:p>
          </table:table-cell>
          <table:table-cell office:value-type="string" calcext:value-type="string">
            <text:p>Now rewritten as follows, with a lengthy explanation of the use of R code following: “The level of detail within the linking variables is an important determinant of</text:p>
            <text:p>the fidelity of the resulting synthetic population. This can be measured</text:p>
            <text:p>in term of the number of linking variables (there are 2 in SimpleWorld: age and sex)</text:p>
            <text:p>and the more measure of the number of categories within all linking variables</text:p>
            <text:p>(there are 4 in SimpleWorld: male, female, young and old). This latter measure</text:p>
            <text:p>is preferable as it provides a closer indication of the 'bin size' used to</text:p>
            <text:p>categorise individuals during population synthesis. Still, the nature of both</text:p>
            <text:p>linking variables and their categories should be considered”</text:p>
          </table:table-cell>
        </table:table-row>
        <table:table-row table:style-name="ro5">
          <table:table-cell office:value-type="float" office:value="1" calcext:value-type="float">
            <text:p>1</text:p>
          </table:table-cell>
          <table:table-cell office:value-type="string" calcext:value-type="string">
            <text:p>P32 Constraint totals won’t match if they cover different populations. E.g. Residents by age; Adults by employment status.</text:p>
          </table:table-cell>
          <table:table-cell table:number-columns-repeated="2"/>
        </table:table-row>
        <table:table-row table:style-name="ro5">
          <table:table-cell office:value-type="float" office:value="1" calcext:value-type="float">
            <text:p>1</text:p>
          </table:table-cell>
          <table:table-cell office:value-type="string" calcext:value-type="string">
            <text:p>P35 footnote 2. Again assumes IPF will be the chosen method of reweighting, and uses the term without having introduced it previously</text:p>
          </table:table-cell>
          <table:table-cell table:number-columns-repeated="2"/>
        </table:table-row>
        <table:table-row table:style-name="ro5">
          <table:table-cell office:value-type="float" office:value="1" calcext:value-type="float">
            <text:p>1</text:p>
          </table:table-cell>
          <table:table-cell office:value-type="string" calcext:value-type="string">
            <text:p>P39 “we will create 15 weights” (could do with clarification: i.e. a weight for each person for each area)</text:p>
          </table:table-cell>
          <table:table-cell table:number-columns-repeated="2"/>
        </table:table-row>
        <table:table-row table:style-name="ro6">
          <table:table-cell office:value-type="float" office:value="1" calcext:value-type="float">
            <text:p>1</text:p>
          </table:table-cell>
          <table:table-cell office:value-type="string" calcext:value-type="string">
            <text:p>P39 Again, reference to IPF procedure without any prior preamble</text:p>
          </table:table-cell>
          <table:table-cell table:number-columns-repeated="2"/>
        </table:table-row>
        <table:table-row table:style-name="ro7">
          <table:table-cell office:value-type="float" office:value="1" calcext:value-type="float">
            <text:p>1</text:p>
          </table:table-cell>
          <table:table-cell office:value-type="string" calcext:value-type="string">
            <text:p>P41 Why does ipfp not stop on convergence by default?; can it stop on convergence (i.e. to a specified tolerance threshold), or does maxiter have to be set to the same value for each areaestimated (which would be wasteful of CPU time if some areas needed more iterations than others)</text:p>
          </table:table-cell>
          <table:table-cell table:number-columns-repeated="2"/>
        </table:table-row>
        <table:table-row table:style-name="ro7">
          <table:table-cell office:value-type="float" office:value="1" calcext:value-type="float">
            <text:p>1</text:p>
          </table:table-cell>
          <table:table-cell office:value-type="string" calcext:value-type="string">
            <text:p>P40: reveals that the number-crunching code at the heart of ipfp is written in C, which rather detracts from the blurb at the start of the book about R being the ideal environment in which to conduct spatial microsimulation. Probably worth picking up on this nuance somewhere in the book.</text:p>
          </table:table-cell>
          <table:table-cell table:number-columns-repeated="2"/>
        </table:table-row>
        <table:table-row table:style-name="ro6">
          <table:table-cell office:value-type="float" office:value="1" calcext:value-type="float">
            <text:p>1</text:p>
          </table:table-cell>
          <table:table-cell office:value-type="string" calcext:value-type="string">
            <text:p>P44 “equal to the number of individual level dataset” what does thismean?</text:p>
          </table:table-cell>
          <table:table-cell table:number-columns-repeated="2"/>
        </table:table-row>
        <table:table-row table:style-name="ro1">
          <table:table-cell office:value-type="float" office:value="1" calcext:value-type="float">
            <text:p>1</text:p>
          </table:table-cell>
          <table:table-cell office:value-type="string" calcext:value-type="string">
            <text:p>P47 Section 5.3.3. incomplete and with typos</text:p>
          </table:table-cell>
          <table:table-cell table:number-columns-repeated="2"/>
        </table:table-row>
        <table:table-row table:style-name="ro8">
          <table:table-cell office:value-type="float" office:value="1" calcext:value-type="float">
            <text:p>1</text:p>
          </table:table-cell>
          <table:table-cell office:value-type="string" calcext:value-type="string">
            <text:p>P48 onwards (Section 5.4 on Integerisation)(a) Why not retain the integer part of any weights and simply sample from the remaining fractional part. E.g. If weight = 2.3, retain the 2 and sample against the 0.3. Whereas the approach outlined would appear to retain 1 and sample against 1.3...(b) What ‘damage’ does the integerisation approach outlined cause to the fit to the constraints? Is the harm so great that the CO approach, which seeks to maximise the integer-based fit to constraints, might be preferable in some circumstances?</text:p>
          </table:table-cell>
          <table:table-cell table:number-columns-repeated="2"/>
        </table:table-row>
        <table:table-row table:style-name="ro1">
          <table:table-cell office:value-type="float" office:value="1" calcext:value-type="float">
            <text:p>1</text:p>
          </table:table-cell>
          <table:table-cell office:value-type="string" calcext:value-type="string">
            <text:p>P64 Equation for RMSE needs correction</text:p>
          </table:table-cell>
          <table:table-cell table:number-columns-repeated="2"/>
        </table:table-row>
        <table:table-row table:style-name="ro1">
          <table:table-cell office:value-type="float" office:value="1" calcext:value-type="float">
            <text:p>1</text:p>
          </table:table-cell>
          <table:table-cell office:value-type="string" calcext:value-type="string">
            <text:p>P65 Need to explain what NMRSE is</text:p>
          </table:table-cell>
          <table:table-cell table:number-columns-repeated="2"/>
        </table:table-row>
        <table:table-row table:style-name="ro7">
          <table:table-cell office:value-type="float" office:value="1" calcext:value-type="float">
            <text:p>1</text:p>
          </table:table-cell>
          <table:table-cell office:value-type="string" calcext:value-type="string">
            <text:p>P66 The discussion of internal validation focuses only on overall fit to all benchmarks. Surely should consider also identifying the least-well fitted benchmarks. E.g. r, SAE etc. by benchmark table; plus which cells within a benchmark table contribute most to any lack of fit</text:p>
          </table:table-cell>
          <table:table-cell table:number-columns-repeated="2"/>
        </table:table-row>
        <table:table-row table:style-name="ro9">
          <table:table-cell office:value-type="float" office:value="1" calcext:value-type="float">
            <text:p>1</text:p>
          </table:table-cell>
          <table:table-cell office:value-type="string" calcext:value-type="string">
            <text:p>P67, para 1 –incompleteData analysis chapter: could do with further development, which I assume is in the pipeline. Mapping alone doesn’t constitute analysis, but is certainly a good starting point. What about a ‘what-if’ scenario implementation. E.g. If everybody’s income went up, how many more cakes would be eaten, and where (with obvious implications for new store locations).Remaining planned content, including reference to other R packages, obviously v. impt.</text:p>
          </table:table-cell>
          <table:table-cell table:number-columns-repeated="2"/>
        </table:table-row>
        <table:table-row table:style-name="ro10">
          <table:table-cell office:value-type="float" office:value="1" calcext:value-type="float">
            <text:p>1</text:p>
          </table:table-cell>
          <table:table-cell office:value-type="string" calcext:value-type="string">
            <text:p>By the time the book is finished, it should include a wider rangeof references to other spatial microsimulation models, most notably SMILE and the work undertaken by NATSEM.</text:p>
          </table:table-cell>
          <table:table-cell table:number-columns-repeated="2"/>
        </table:table-row>
        <table:table-row table:style-name="ro11">
          <table:table-cell office:value-type="float" office:value="2" calcext:value-type="float">
            <text:p>2</text:p>
          </table:table-cell>
          <table:table-cell office:value-type="string" calcext:value-type="string">
            <text:p>Yes. I am surprised that the book would go so far as to claim that "spatial microsimulation is not ABM". Perhaps add a simple "quite" before "ABM". The author seems conflicted between insisting that "Spatial Microsim" be defined as a separate field, separate from ABM methods and software --and actually trying to explain honestly the difference between ABM and Spatial Microsim. The reality is that the two are very very close -the spatial microsimulation is in fact mathematically a simpler form of ABM. So it is quite illogical to say that Spatial simulation is not ABM --it is a subset of ABM, as full AMB can do more. So I do not encourage this book to be published with statements such as the one in section 2.3 -they are disingenuous to the science.</text:p>
          </table:table-cell>
          <table:table-cell table:style-name="ce1" office:value-type="string" calcext:value-type="string">
            <text:p>We are not expert in the field of ABM, so for us, both concepts were different.</text:p>
          </table:table-cell>
          <table:table-cell table:style-name="ce1" office:value-type="string" calcext:value-type="string">
            <text:p>We changed the section by added some details and specifying that SMS is not a WHOLE ABM.</text:p>
          </table:table-cell>
        </table:table-row>
        <table:table-row table:style-name="ro12">
          <table:table-cell office:value-type="float" office:value="2" calcext:value-type="float">
            <text:p>2</text:p>
          </table:table-cell>
          <table:table-cell office:value-type="string" calcext:value-type="string">
            <text:p>Instead, perhaps say that the book is focused on people who do not wish to use full blown ABM software (here, please give some citations or at least a nod to the huge free open source efforts of the community out there), who wish to do simpler analyses and definitely stay in R (which is very powerful), and perhaps set things up for a later use of full blown ABM.Also, perhaps discuss the term "dynamic spatial microsimulation" in proper detail in this context.As I see it, this book is a parallel effort to the efforts of integrating spatial microsimulation models within Repast -and that has to be openly said in the very beginning. There is absolutely no excuse for only giving only one notable exception in the footnote of 1.1!Other software and models should at least be mentioned and reviewed (perhaps very briefly) --there are so many of them that were omitted (eg SimBritain, to name just one of the many) --in the book as well. Only then can the book have the proper place it deserves within the larger effort and community. R packages have never had a problem of standing on their own, and the more concrete the footing the more visibly they stand.</text:p>
          </table:table-cell>
          <table:table-cell table:number-columns-repeated="2"/>
        </table:table-row>
        <table:table-row table:style-name="ro10">
          <table:table-cell office:value-type="float" office:value="2" calcext:value-type="float">
            <text:p>2</text:p>
          </table:table-cell>
          <table:table-cell office:value-type="string" calcext:value-type="string">
            <text:p>I would like to see more elaborate case studies coded, analyzed, and discussed, in the book. Perhaps add some full blown Case Studies as the later chapters.</text:p>
          </table:table-cell>
          <table:table-cell table:number-columns-repeated="2"/>
        </table:table-row>
        <table:table-row table:style-name="ro7">
          <table:table-cell office:value-type="float" office:value="2" calcext:value-type="float">
            <text:p>2</text:p>
          </table:table-cell>
          <table:table-cell office:value-type="string" calcext:value-type="string">
            <text:p>The current book must make a greater nod to the existing models and software, and clearly explain how this R implementation differs from them, and why would one want to use it instead (a lot can be said here, and all I am asking is to please say it more completely and clearly).</text:p>
          </table:table-cell>
          <table:table-cell table:number-columns-repeated="2"/>
        </table:table-row>
        <table:table-row table:style-name="ro8">
          <table:table-cell office:value-type="float" office:value="3" calcext:value-type="float">
            <text:p>3</text:p>
          </table:table-cell>
          <table:table-cell office:value-type="string" calcext:value-type="string">
            <text:p>p. 7:I would consider separating out the list of chapters in three big chunks: Everything up to chapter 3 seems to be an introduction / big picture about what spatial microsimulation is, then chapters 4 to 7 are about the process of spatial microsimulation from beginning to end,while chapters 8 on wards are more about ways of using the simulated dataset. In my view, this would make the order more intuitive for readers - it is worth considering if this would be a useful structure for the table of contents / the book more generally.</text:p>
          </table:table-cell>
          <table:table-cell table:number-columns-repeated="2"/>
        </table:table-row>
        <table:table-row table:style-name="ro7">
          <table:table-cell office:value-type="float" office:value="3" calcext:value-type="float">
            <text:p>3</text:p>
          </table:table-cell>
          <table:table-cell office:value-type="string" calcext:value-type="string">
            <text:p>p. 64:The section on validation is very good, and I am glad to see a full chapter devoted to this important topic. For Pearson's r the author provides a threshold for what constitutes a good value - is it possible to do this (or at least provide examples of values) for other measures of validation as well?</text:p>
          </table:table-cell>
          <table:table-cell table:style-name="ce1" office:value-type="string" calcext:value-type="string">
            <text:p>Of course it is possible</text:p>
          </table:table-cell>
          <table:table-cell table:style-name="ce1" office:value-type="string" calcext:value-type="string">
            <text:p>We have done this for also TAE and SAE and per municipality </text:p>
          </table:table-cell>
        </table:table-row>
        <table:table-row table:style-name="ro10">
          <table:table-cell office:value-type="float" office:value="3" calcext:value-type="float">
            <text:p>3</text:p>
          </table:table-cell>
          <table:table-cell office:value-type="string" calcext:value-type="string">
            <text:p>p. 65:NRMSE is introduced on page 65 in the section on which tests to use - it would be good to introduce it earlier already, e.g. after the root mean squared error as subsection 7.1.4</text:p>
          </table:table-cell>
          <table:table-cell table:style-name="ce1" office:value-type="string" calcext:value-type="string">
            <text:p>It was commented in the code, it was an error to compare with it without having define it</text:p>
          </table:table-cell>
          <table:table-cell table:style-name="ce1" office:value-type="string" calcext:value-type="string">
            <text:p>done</text:p>
          </table:table-cell>
        </table:table-row>
        <table:table-row table:style-name="ro6">
          <table:table-cell office:value-type="float" office:value="3" calcext:value-type="float">
            <text:p>3</text:p>
          </table:table-cell>
          <table:table-cell office:value-type="string" calcext:value-type="string">
            <text:p>p. 67:Will sections 7.3. and 7.4. still be extended? They seem to be unfinished as they stand now</text:p>
          </table:table-cell>
          <table:table-cell table:style-name="ce1" office:value-type="string" calcext:value-type="string">
            <text:p>The chapter is not finished, will be extended in the comming week</text:p>
          </table:table-cell>
          <table:table-cell/>
        </table:table-row>
        <table:table-row table:style-name="ro1">
          <table:table-cell office:value-type="float" office:value="3" calcext:value-type="float">
            <text:p>3</text:p>
          </table:table-cell>
          <table:table-cell office:value-type="string" calcext:value-type="string">
            <text:p>p. 73:I assume section 8.3. will still be finished.</text:p>
          </table:table-cell>
          <table:table-cell table:style-name="ce1" office:value-type="string" calcext:value-type="string">
            <text:p>Of course</text:p>
          </table:table-cell>
          <table:table-cell/>
        </table:table-row>
        <table:table-row table:style-name="ro10">
          <table:table-cell office:value-type="float" office:value="3" calcext:value-type="float">
            <text:p>3</text:p>
          </table:table-cell>
          <table:table-cell office:value-type="string" calcext:value-type="string">
            <text:p>p. xiii:Please choose shorter titles for the Figures. The additional information e.g. for 2.1 and 2.2 should go below the figure, but not be part of the title (and the List of Figures)</text:p>
          </table:table-cell>
          <table:table-cell table:number-columns-repeated="2"/>
        </table:table-row>
        <table:table-row table:style-name="ro10">
          <table:table-cell office:value-type="float" office:value="3" calcext:value-type="float">
            <text:p>3</text:p>
          </table:table-cell>
          <table:table-cell office:value-type="string" calcext:value-type="string">
            <text:p>p. 20:The picture does not add very much as it is at the moment. Maybe at least add the zone numbers 1, 2 and 3 to make the connection to the discussed example clearer?</text:p>
          </table:table-cell>
          <table:table-cell table:style-name="ce1" office:value-type="string" calcext:value-type="string">
            <text:p>Good idea</text:p>
          </table:table-cell>
          <table:table-cell table:style-name="ce1" office:value-type="string" calcext:value-type="string">
            <text:p>done</text:p>
          </table:table-cell>
        </table:table-row>
        <table:table-row table:style-name="ro5">
          <table:table-cell office:value-type="float" office:value="3" calcext:value-type="float">
            <text:p>3</text:p>
          </table:table-cell>
          <table:table-cell office:value-type="string" calcext:value-type="string">
            <text:p>p. 22:Tables should not span more than one page unless absolutely necessary - Table 3.5 should be kept on one page.</text:p>
          </table:table-cell>
          <table:table-cell table:style-name="ce1" office:value-type="string" calcext:value-type="string">
            <text:p>We will have to check the whole layout</text:p>
          </table:table-cell>
          <table:table-cell/>
        </table:table-row>
        <table:table-row table:style-name="ro9">
          <table:table-cell office:value-type="float" office:value="3" calcext:value-type="float">
            <text:p>3</text:p>
          </table:table-cell>
          <table:table-cell office:value-type="string" calcext:value-type="string">
            <text:p>p. 27:"Population" instead of populatin"-p. 28: "Again if there are dataset" - sentence ends in the middle.-p. 29: "This raises the question?" - No question mark- p. 33: "Re-categorising" instead of Re-cateorising" in the headline of section 4.4 -p. 36:"Goodness of t" instead of Goodnes of t"-p. 47:Is this really "intersation" or rather "integerisation"?-p. 62:"the the" - remove double word-p. 62:"needed" instead of "neede"-p. 69:"potential" instead of "potenial"</text:p>
          </table:table-cell>
          <table:table-cell table:style-name="ce1" office:value-type="string" calcext:value-type="string">
            <text:p>Thanks for correcting typos</text:p>
          </table:table-cell>
          <table:table-cell table:style-name="ce1" office:value-type="string" calcext:value-type="string">
            <text:p>done</text:p>
          </table:table-cell>
        </table:table-row>
        <table:table-row table:style-name="ro5">
          <table:table-cell office:value-type="float" office:value="3" calcext:value-type="float">
            <text:p>3</text:p>
          </table:table-cell>
          <table:table-cell office:value-type="string" calcext:value-type="string">
            <text:p>-p. 87-90:Some entries in the bibliography are worth checking. E.g."Tomintz, M. N. M. N. N." and "Rigby, J. E. J. E. E." do not look correct.</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08:35:19.312199777</meta:creation-date>
    <dc:date>2015-04-24T09:20:24.512216653</dc:date>
    <meta:editing-duration>PT34M53S</meta:editing-duration>
    <meta:editing-cycles>2</meta:editing-cycles>
    <meta:generator>LibreOffice/4.4.0.3$Linux_x86 LibreOffice_project/40m0$Build-3</meta:generator>
    <meta:document-statistic meta:table-count="1" meta:cell-count="85" meta:object-count="0"/>
  </office:meta>
</office:document-meta>
</file>